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ad" officeooo:paragraph-rsid="0015a2ad"/>
    </style:style>
    <style:style style:name="P2" style:family="paragraph" style:parent-style-name="Standard">
      <style:text-properties officeooo:rsid="001694ee" officeooo:paragraph-rsid="001694e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a2ad" officeooo:paragraph-rsid="0015a2a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d5d1" officeooo:paragraph-rsid="0016d5d1" style:font-weight-asian="bold" style:font-weight-complex="bold"/>
    </style:style>
    <style:style style:name="P5" style:family="paragraph" style:parent-style-name="Standard">
      <style:text-properties officeooo:rsid="0016d554" officeooo:paragraph-rsid="0016d554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/>
      <style:text-properties fo:color="#000000" style:font-name="Calibri" fo:font-size="10pt" fo:language="fr" fo:country="FR" style:font-size-asian="10pt"/>
    </style:style>
    <style:style style:name="P8" style:family="paragraph" style:parent-style-name="Standard">
      <style:text-properties style:text-underline-style="none" fo:font-weight="normal" officeooo:rsid="0016d5d1" officeooo:paragraph-rsid="0016d5d1" style:font-weight-asian="normal" style:font-weight-complex="normal"/>
    </style:style>
    <style:style style:name="T1" style:family="text">
      <style:text-properties fo:color="#000000" style:font-name="Calibri" fo:font-size="10pt" fo:language="fr" fo:country="FR" style:font-size-asian="10pt"/>
    </style:style>
    <style:style style:name="T2" style:family="text">
      <style:text-properties fo:language="fr" fo:country="F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ur chaque association, exliquez la transformation du MCD en MPD :</text:p>
      <text:p text:style-name="P3"/>
      <text:p text:style-name="P2">Pour la 1ere association « Passe » celle-ci disparaît car il n’est pas nécéssaire d’en faire une table intermédiaire, en revanche pour la 2ème association « SeComposeDe » devient une table intermédiaire car celle-ci vas stockker des informations nécéssaire pour la compréhension de la BDD,</text:p>
      <text:p text:style-name="P1"/>
      <text:p text:style-name="P1"/>
      <text:p text:style-name="P3">Pour chaque table, expliquez (en justifiant) les champs qui servent de clés (primaires ou étrangères) :</text:p>
      <text:p text:style-name="P1"/>
      <text:p text:style-name="P5">Les 3 clés primaires N°Client, N°Commande et N°Article des tables respectives Client, Commande et Article permettent l’identification de manière unique d’un Client, d’une commande ou d’un article .</text:p>
      <text:p text:style-name="P5">Les 2 clés N°commande et N°Article de la table SeComposeDe sont deux clés étrangères provenant des tables Commande et Article</text:p>
      <text:p text:style-name="P5"/>
      <text:p text:style-name="P4">Générez le script de création de la base de données :</text:p>
      <text:p text:style-name="P4"/>
      <text:p text:style-name="P8"><text:span text:style-name="T1">CREATE TABLE Client(</text:span></text:p>
      <text:p text:style-name="P6"><text:span text:style-name="T1"><text:s text:c="3"/>N_Client VARCHAR(50),</text:span></text:p>
      <text:p text:style-name="P6"><text:span text:style-name="T1"><text:s text:c="3"/>NomCLient VARCHAR(20) NOT NULL,</text:span></text:p>
      <text:p text:style-name="P6"><text:span text:style-name="T1"><text:s text:c="3"/>PrenomClient VARCHAR(20) NOT NULL,</text:span></text:p>
      <text:p text:style-name="P6"><text:span text:style-name="T1"><text:s text:c="3"/>PRIMARY KEY(N_Client)</text:span></text:p>
      <text:p text:style-name="P6"><text:span text:style-name="T1">);</text:span></text:p>
      <text:p text:style-name="P7"/>
      <text:p text:style-name="P6"><text:span text:style-name="T1">CREATE TABLE Commande(</text:span></text:p>
      <text:p text:style-name="P6"><text:span text:style-name="T1"><text:s text:c="3"/>N_Commande INT,</text:span></text:p>
      <text:p text:style-name="P6"><text:span text:style-name="T1"><text:s text:c="3"/>MontantCommande CURRENCY NOT NULL,</text:span></text:p>
      <text:p text:style-name="P6"><text:span text:style-name="T1"><text:s text:c="3"/>DateCommande DATE,</text:span></text:p>
      <text:p text:style-name="P6"><text:span text:style-name="T1"><text:s text:c="3"/>N_Client VARCHAR(50) NOT NULL,</text:span></text:p>
      <text:p text:style-name="P6"><text:span text:style-name="T1"><text:s text:c="3"/>PRIMARY KEY(N_Commande),</text:span></text:p>
      <text:p text:style-name="P6"><text:span text:style-name="T1"><text:s text:c="3"/>FOREIGN KEY(N_Client) REFERENCES Client(N_Client)</text:span></text:p>
      <text:p text:style-name="P6"><text:span text:style-name="T1">);</text:span></text:p>
      <text:p text:style-name="P7"/>
      <text:p text:style-name="P6"><text:span text:style-name="T1">CREATE TABLE Article(</text:span></text:p>
      <text:p text:style-name="P6"><text:span text:style-name="T1"><text:s text:c="3"/>N_Article INT,</text:span></text:p>
      <text:p text:style-name="P6"><text:span text:style-name="T1"><text:s text:c="3"/>DésignationArticle VARCHAR(50),</text:span></text:p>
      <text:p text:style-name="P6"><text:span text:style-name="T1"><text:s text:c="3"/>PUArticle CURRENCY NOT NULL,</text:span></text:p>
      <text:p text:style-name="P6"><text:span text:style-name="T1"><text:s text:c="3"/>PRIMARY KEY(N_Article)</text:span></text:p>
      <text:p text:style-name="P6"><text:span text:style-name="T1">);</text:span></text:p>
      <text:p text:style-name="P7"/>
      <text:p text:style-name="P6"><text:span text:style-name="T1">CREATE TABLE SECOMPOSEDE(</text:span></text:p>
      <text:p text:style-name="P6"><text:span text:style-name="T1"><text:s text:c="3"/>N_Commande INT,</text:span></text:p>
      <text:p text:style-name="P6"><text:span text:style-name="T1"><text:s text:c="3"/>N_Article INT,</text:span></text:p>
      <text:p text:style-name="P6"><text:span text:style-name="T1"><text:s text:c="3"/>Qte INT NOT NULL,</text:span></text:p>
      <text:p text:style-name="P6"><text:span text:style-name="T1"><text:s text:c="3"/>TauxTva DECIMAL(15,2) NOT NULL,</text:span></text:p>
      <text:p text:style-name="P6"><text:span text:style-name="T1"><text:s text:c="3"/>PRIMARY KEY(N_Commande, N_Article),</text:span></text:p>
      <text:p text:style-name="P6"><text:span text:style-name="T1"><text:s text:c="3"/>FOREIGN KEY(N_Commande) REFERENCES Commande(N_Commande),</text:span></text:p>
      <text:p text:style-name="P6"><text:span text:style-name="T1"><text:s text:c="3"/>FOREIGN KEY(N_Article) REFERENCES Article(N_Article)</text:span></text:p>
      <text:p text:style-name="P6"><text:span text:style-name="T1">);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1:14:52.490306434</meta:creation-date>
    <dc:date>2021-11-19T11:51:54.117297782</dc:date>
    <meta:editing-duration>PT16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10" meta:character-count="1585" meta:non-whitespace-character-count="1347"/>
  </office:meta>
</office:document-meta>
</file>